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owStyledTable" style:family="table">
      <style:table-properties style:width="6.925in" table:align="margins"/>
    </style:style>
    <style:style style:name="RowStyledTable.A" style:family="table-column">
      <style:table-column-properties style:column-width="1.3847in" style:rel-column-width="13107*"/>
    </style:style>
    <style:style style:name="RowStyledTable.A1" style:family="table-cell">
      <style:table-cell-properties fo:background-color="#666666" fo:padding="0.0382in" fo:border="0.0347in solid #000000">
        <style:background-image/>
      </style:table-cell-properties>
    </style:style>
    <style:style style:name="RowStyledTable.B1" style:family="table-cell">
      <style:table-cell-properties fo:background-color="#ccccff" fo:padding="0.0382in" fo:border-left="none" fo:border-right="none" fo:border-top="0.0347in solid #000000" fo:border-bottom="0.0347in solid #000000">
        <style:background-image/>
      </style:table-cell-properties>
    </style:style>
    <style:style style:name="RowStyledTable.E1" style:family="table-cell">
      <style:table-cell-properties fo:background-color="#c0c0c0" fo:padding="0.0382in" fo:border="0.0347in solid #000000">
        <style:background-image/>
      </style:table-cell-properties>
    </style:style>
    <style:style style:name="RowStyledTable.A2" style:family="table-cell">
      <style:table-cell-properties fo:background-color="#ffcc00" fo:padding="0.0382in" fo:border-left="0.0347in solid #000000" fo:border-right="0.0347in solid #000000" fo:border-top="none" fo:border-bottom="none">
        <style:background-image/>
      </style:table-cell-properties>
    </style:style>
    <style:style style:name="RowStyledTable.B2" style:family="table-cell" style:data-style-name="N0">
      <style:table-cell-properties fo:background-color="#ccffff" fo:padding="0.0382in" fo:border="none">
        <style:background-image/>
      </style:table-cell-properties>
    </style:style>
    <style:style style:name="RowStyledTable.E2" style:family="table-cell" style:data-style-name="N0">
      <style:table-cell-properties fo:background-color="transparent" fo:padding="0.0382in" fo:border-left="0.0347in solid #000000" fo:border-right="0.0347in solid #000000" fo:border-top="none" fo:border-bottom="none">
        <style:background-image/>
      </style:table-cell-properties>
    </style:style>
    <style:style style:name="RowStyledTable.B3" style:family="table-cell" style:data-style-name="N37">
      <style:table-cell-properties fo:background-color="#00ae00" fo:padding="0.0382in" fo:border="none">
        <style:background-image/>
      </style:table-cell-properties>
    </style:style>
    <style:style style:name="RowStyledTable.A5" style:family="table-cell">
      <style:table-cell-properties fo:background-color="#83caff" fo:padding="0.0382in" fo:border="0.0347in solid #000000">
        <style:background-image/>
      </style:table-cell-properties>
    </style:style>
    <style:style style:name="RowStyledTable.B5" style:family="table-cell" style:data-style-name="N0">
      <style:table-cell-properties fo:background-color="#e6e6e6" fo:padding="0.0382in" fo:border-left="none" fo:border-right="none" fo:border-top="0.0347in solid #000000" fo:border-bottom="0.0347in solid #000000">
        <style:background-image/>
      </style:table-cell-properties>
    </style:style>
    <style:style style:name="RowStyledTable.E5" style:family="table-cell" style:data-style-name="N0">
      <style:table-cell-properties fo:background-color="#0066cc" fo:padding="0.0382in" fo:border="0.0347in solid #000000">
        <style:background-image/>
      </style:table-cell-properties>
    </style:style>
    <style:style style:name="ColumnStyledTable" style:family="table">
      <style:table-properties style:width="6.925in" table:align="margins"/>
    </style:style>
    <style:style style:name="ColumnStyledTable.A" style:family="table-column">
      <style:table-column-properties style:column-width="1.3847in" style:rel-column-width="13107*"/>
    </style:style>
    <style:style style:name="ColumnStyledTable.A1" style:family="table-cell">
      <style:table-cell-properties fo:background-color="#666666" fo:padding="0.0382in" fo:border="0.0347in solid #000000">
        <style:background-image/>
      </style:table-cell-properties>
    </style:style>
    <style:style style:name="ColumnStyledTable.B1" style:family="table-cell">
      <style:table-cell-properties fo:background-color="#ccccff" fo:padding="0.0382in" fo:border-left="none" fo:border-right="none" fo:border-top="0.0347in solid #000000" fo:border-bottom="0.0347in solid #000000">
        <style:background-image/>
      </style:table-cell-properties>
    </style:style>
    <style:style style:name="ColumnStyledTable.E1" style:family="table-cell">
      <style:table-cell-properties fo:background-color="#c0c0c0" fo:padding="0.0382in" fo:border="0.0347in solid #000000">
        <style:background-image/>
      </style:table-cell-properties>
    </style:style>
    <style:style style:name="ColumnStyledTable.A2" style:family="table-cell">
      <style:table-cell-properties fo:background-color="#ffff00" fo:padding="0.0382in" fo:border-left="0.0347in solid #000000" fo:border-right="0.0347in solid #000000" fo:border-top="none" fo:border-bottom="none">
        <style:background-image/>
      </style:table-cell-properties>
    </style:style>
    <style:style style:name="ColumnStyledTable.B2" style:family="table-cell" style:data-style-name="N0">
      <style:table-cell-properties fo:background-color="#ccffff" fo:padding="0.0382in" fo:border="none">
        <style:background-image/>
      </style:table-cell-properties>
    </style:style>
    <style:style style:name="ColumnStyledTable.C2" style:family="table-cell" style:data-style-name="N43">
      <style:table-cell-properties fo:background-color="#00ae00" fo:padding="0.0382in" fo:border="none">
        <style:background-image/>
      </style:table-cell-properties>
    </style:style>
    <style:style style:name="ColumnStyledTable.E2" style:family="table-cell" style:data-style-name="N0">
      <style:table-cell-properties fo:background-color="transparent" fo:padding="0.0382in" fo:border-left="0.0347in solid #000000" fo:border-right="0.0347in solid #000000" fo:border-top="none" fo:border-bottom="none">
        <style:background-image/>
      </style:table-cell-properties>
    </style:style>
    <style:style style:name="ColumnStyledTable.A5" style:family="table-cell">
      <style:table-cell-properties fo:background-color="#83caff" fo:padding="0.0382in" fo:border="0.0347in solid #000000">
        <style:background-image/>
      </style:table-cell-properties>
    </style:style>
    <style:style style:name="ColumnStyledTable.B5" style:family="table-cell" style:data-style-name="N0">
      <style:table-cell-properties fo:background-color="#e6e6e6" fo:padding="0.0382in" fo:border-left="none" fo:border-right="none" fo:border-top="0.0347in solid #000000" fo:border-bottom="0.0347in solid #000000">
        <style:background-image/>
      </style:table-cell-properties>
    </style:style>
    <style:style style:name="ColumnStyledTable.E5" style:family="table-cell" style:data-style-name="N0">
      <style:table-cell-properties fo:background-color="#0066cc" fo:padding="0.0382in" fo:border="0.0347in solid #000000">
        <style:background-image/>
      </style:table-cell-properties>
    </style:style>
    <style:style style:name="RowStyledEmptyTable" style:family="table">
      <style:table-properties style:width="6.925in" table:align="margins"/>
    </style:style>
    <style:style style:name="RowStyledEmptyTable.A" style:family="table-column">
      <style:table-column-properties style:column-width="1.3847in" style:rel-column-width="13107*"/>
    </style:style>
    <style:style style:name="RowStyledEmptyTable.A1" style:family="table-cell">
      <style:table-cell-properties fo:background-color="#666666" fo:padding="0.0382in" fo:border="0.0347in solid #000000">
        <style:background-image/>
      </style:table-cell-properties>
    </style:style>
    <style:style style:name="RowStyledEmptyTable.B1" style:family="table-cell">
      <style:table-cell-properties fo:background-color="#ccccff" fo:padding="0.0382in" fo:border-left="none" fo:border-right="none" fo:border-top="0.0347in solid #000000" fo:border-bottom="0.0347in solid #000000">
        <style:background-image/>
      </style:table-cell-properties>
    </style:style>
    <style:style style:name="RowStyledEmptyTable.E1" style:family="table-cell">
      <style:table-cell-properties fo:background-color="#c0c0c0" fo:padding="0.0382in" fo:border="0.0347in solid #000000">
        <style:background-image/>
      </style:table-cell-properties>
    </style:style>
    <style:style style:name="RowStyledEmptyTable.A2" style:family="table-cell">
      <style:table-cell-properties fo:background-color="#ffff00" fo:padding="0.0382in" fo:border-left="0.0347in solid #000000" fo:border-right="0.0347in solid #000000" fo:border-top="none" fo:border-bottom="none">
        <style:background-image/>
      </style:table-cell-properties>
    </style:style>
    <style:style style:name="RowStyledEmptyTable.B2" style:family="table-cell" style:data-style-name="N0">
      <style:table-cell-properties fo:background-color="#ccffff" fo:padding="0.0382in" fo:border="none">
        <style:background-image/>
      </style:table-cell-properties>
    </style:style>
    <style:style style:name="RowStyledEmptyTable.E2" style:family="table-cell" style:data-style-name="N0">
      <style:table-cell-properties fo:background-color="transparent" fo:padding="0.0382in" fo:border-left="0.0347in solid #000000" fo:border-right="0.0347in solid #000000" fo:border-top="none" fo:border-bottom="none">
        <style:background-image/>
      </style:table-cell-properties>
    </style:style>
    <style:style style:name="RowStyledEmptyTable.B3" style:family="table-cell" style:data-style-name="N37">
      <style:table-cell-properties fo:background-color="#00ae00" fo:padding="0.0382in" fo:border="none">
        <style:background-image/>
      </style:table-cell-properties>
    </style:style>
    <style:style style:name="RowStyledEmptyTable.A5" style:family="table-cell">
      <style:table-cell-properties fo:background-color="#83caff" fo:padding="0.0382in" fo:border="0.0347in solid #000000">
        <style:background-image/>
      </style:table-cell-properties>
    </style:style>
    <style:style style:name="RowStyledEmptyTable.B5" style:family="table-cell" style:data-style-name="N0">
      <style:table-cell-properties fo:background-color="#e6e6e6" fo:padding="0.0382in" fo:border-left="none" fo:border-right="none" fo:border-top="0.0347in solid #000000" fo:border-bottom="0.0347in solid #000000">
        <style:background-image/>
      </style:table-cell-properties>
    </style:style>
    <style:style style:name="RowStyledEmptyTable.E5" style:family="table-cell" style:data-style-name="N0">
      <style:table-cell-properties fo:background-color="#0066cc" fo:padding="0.0382in" fo:border="0.0347in solid #000000">
        <style:background-image/>
      </style:table-cell-properties>
    </style:style>
    <style:style style:name="ColumnStyledEmptyTable" style:family="table">
      <style:table-properties style:width="6.925in" table:align="margins"/>
    </style:style>
    <style:style style:name="ColumnStyledEmptyTable.A" style:family="table-column">
      <style:table-column-properties style:column-width="1.3847in" style:rel-column-width="13107*"/>
    </style:style>
    <style:style style:name="ColumnStyledEmptyTable.A1" style:family="table-cell">
      <style:table-cell-properties fo:background-color="#666666" fo:padding="0.0382in" fo:border="0.0347in solid #000000">
        <style:background-image/>
      </style:table-cell-properties>
    </style:style>
    <style:style style:name="ColumnStyledEmptyTable.B1" style:family="table-cell">
      <style:table-cell-properties fo:background-color="#ccccff" fo:padding="0.0382in" fo:border-left="none" fo:border-right="none" fo:border-top="0.0347in solid #000000" fo:border-bottom="0.0347in solid #000000">
        <style:background-image/>
      </style:table-cell-properties>
    </style:style>
    <style:style style:name="ColumnStyledEmptyTable.E1" style:family="table-cell">
      <style:table-cell-properties fo:background-color="#c0c0c0" fo:padding="0.0382in" fo:border="0.0347in solid #000000">
        <style:background-image/>
      </style:table-cell-properties>
    </style:style>
    <style:style style:name="ColumnStyledEmptyTable.A2" style:family="table-cell">
      <style:table-cell-properties fo:background-color="#ffff00" fo:padding="0.0382in" fo:border-left="0.0347in solid #000000" fo:border-right="0.0347in solid #000000" fo:border-top="none" fo:border-bottom="none">
        <style:background-image/>
      </style:table-cell-properties>
    </style:style>
    <style:style style:name="ColumnStyledEmptyTable.B2" style:family="table-cell" style:data-style-name="N0">
      <style:table-cell-properties fo:background-color="#ccffff" fo:padding="0.0382in" fo:border="none">
        <style:background-image/>
      </style:table-cell-properties>
    </style:style>
    <style:style style:name="ColumnStyledEmptyTable.C2" style:family="table-cell" style:data-style-name="N43">
      <style:table-cell-properties fo:background-color="#00ae00" fo:padding="0.0382in" fo:border="none">
        <style:background-image/>
      </style:table-cell-properties>
    </style:style>
    <style:style style:name="ColumnStyledEmptyTable.E2" style:family="table-cell" style:data-style-name="N0">
      <style:table-cell-properties fo:background-color="transparent" fo:padding="0.0382in" fo:border-left="0.0347in solid #000000" fo:border-right="0.0347in solid #000000" fo:border-top="none" fo:border-bottom="none">
        <style:background-image/>
      </style:table-cell-properties>
    </style:style>
    <style:style style:name="ColumnStyledEmptyTable.A5" style:family="table-cell">
      <style:table-cell-properties fo:background-color="#83caff" fo:padding="0.0382in" fo:border="0.0347in solid #000000">
        <style:background-image/>
      </style:table-cell-properties>
    </style:style>
    <style:style style:name="ColumnStyledEmptyTable.B5" style:family="table-cell" style:data-style-name="N0">
      <style:table-cell-properties fo:background-color="#e6e6e6" fo:padding="0.0382in" fo:border-left="none" fo:border-right="none" fo:border-top="0.0347in solid #000000" fo:border-bottom="0.0347in solid #000000">
        <style:background-image/>
      </style:table-cell-properties>
    </style:style>
    <style:style style:name="ColumnStyledEmptyTable.E5" style:family="table-cell" style:data-style-name="N0">
      <style:table-cell-properties fo:background-color="#0066cc" fo:padding="0.0382in" fo:border="0.0347in solid #000000">
        <style:background-image/>
      </style:table-cell-properties>
    </style:style>
    <style:style style:name="TableR4C3" style:family="table">
      <style:table-properties style:width="6.925in" table:align="margins"/>
    </style:style>
    <style:style style:name="TableR4C3.A" style:family="table-column">
      <style:table-column-properties style:column-width="2.3083in" style:rel-column-width="21845*"/>
    </style:style>
    <style:style style:name="TableR4C3.A1" style:family="table-cell">
      <style:table-cell-properties fo:background-color="#666666" fo:padding="0.0382in" fo:border="0.0347in solid #000000">
        <style:background-image/>
      </style:table-cell-properties>
    </style:style>
    <style:style style:name="TableR4C3.B1" style:family="table-cell">
      <style:table-cell-properties fo:background-color="#ccccff" fo:padding="0.0382in" fo:border-left="none" fo:border-right="none" fo:border-top="0.0347in solid #000000" fo:border-bottom="0.0347in solid #000000">
        <style:background-image/>
      </style:table-cell-properties>
    </style:style>
    <style:style style:name="TableR4C3.C1" style:family="table-cell">
      <style:table-cell-properties fo:background-color="#c0c0c0" fo:padding="0.0382in" fo:border="0.0347in solid #000000">
        <style:background-image/>
      </style:table-cell-properties>
    </style:style>
    <style:style style:name="TableR4C3.A2" style:family="table-cell">
      <style:table-cell-properties fo:background-color="#ffff00" fo:padding="0.0382in" fo:border-left="0.0347in solid #000000" fo:border-right="0.0347in solid #000000" fo:border-top="none" fo:border-bottom="none">
        <style:background-image/>
      </style:table-cell-properties>
    </style:style>
    <style:style style:name="TableR4C3.B2" style:family="table-cell" style:data-style-name="N0">
      <style:table-cell-properties fo:background-color="#ccffff" fo:padding="0.0382in" fo:border="none">
        <style:background-image/>
      </style:table-cell-properties>
    </style:style>
    <style:style style:name="TableR4C3.C2" style:family="table-cell" style:data-style-name="N0">
      <style:table-cell-properties fo:background-color="transparent" fo:padding="0.0382in" fo:border-left="0.0347in solid #000000" fo:border-right="0.0347in solid #000000" fo:border-top="none" fo:border-bottom="none">
        <style:background-image/>
      </style:table-cell-properties>
    </style:style>
    <style:style style:name="TableR4C3.B3" style:family="table-cell" style:data-style-name="N37">
      <style:table-cell-properties fo:background-color="#00ae00" fo:padding="0.0382in" fo:border="none">
        <style:background-image/>
      </style:table-cell-properties>
    </style:style>
    <style:style style:name="TableR4C3.A4" style:family="table-cell">
      <style:table-cell-properties fo:background-color="#83caff" fo:padding="0.0382in" fo:border="0.0347in solid #000000">
        <style:background-image/>
      </style:table-cell-properties>
    </style:style>
    <style:style style:name="TableR4C3.B4" style:family="table-cell" style:data-style-name="N0">
      <style:table-cell-properties fo:background-color="#e6e6e6" fo:padding="0.0382in" fo:border-left="none" fo:border-right="none" fo:border-top="0.0347in solid #000000" fo:border-bottom="0.0347in solid #000000">
        <style:background-image/>
      </style:table-cell-properties>
    </style:style>
    <style:style style:name="TableR4C3.C4" style:family="table-cell" style:data-style-name="N0">
      <style:table-cell-properties fo:background-color="#0066cc" fo:padding="0.0382in" fo:border="0.0347in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font-name="Arial Blac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owStyledTable" table:style-name="RowStyledTable">
        <table:table-column table:style-name="RowStyledTable.A"/>
        <table:table-column table:style-name="RowStyledTable.A"/>
        <table:table-column table:style-name="RowStyledTable.A"/>
        <table:table-column table:style-name="RowStyledTable.A"/>
        <table:table-column table:style-name="RowStyledTable.A"/>
        <table:table-row>
          <table:table-cell table:style-name="RowStyledTable.A1" office:value-type="string">
            <text:p text:style-name="P1">Head</text:p>
          </table:table-cell>
          <table:table-cell table:style-name="RowStyledTable.B1" office:value-type="string">
            <text:p text:style-name="P2">Jan</text:p>
          </table:table-cell>
          <table:table-cell table:style-name="RowStyledTable.B1" office:value-type="string">
            <text:p text:style-name="P2">Feb</text:p>
          </table:table-cell>
          <table:table-cell table:style-name="RowStyledTable.B1" office:value-type="string">
            <text:p text:style-name="P2">Mar</text:p>
          </table:table-cell>
          <table:table-cell table:style-name="RowStyledTable.E1" office:value-type="string">
            <text:p text:style-name="P5">Sum</text:p>
          </table:table-cell>
        </table:table-row>
        <table:table-row>
          <table:table-cell table:style-name="RowStyledTable.A2" office:value-type="string">
            <text:p text:style-name="P2">North</text:p>
          </table:table-cell>
          <table:table-cell table:style-name="RowStyledTable.B2" office:value-type="float" office:value="6">
            <text:p text:style-name="P2">6</text:p>
          </table:table-cell>
          <table:table-cell table:style-name="RowStyledTable.B2" office:value-type="float" office:value="7">
            <text:p text:style-name="P2">7</text:p>
          </table:table-cell>
          <table:table-cell table:style-name="RowStyledTable.B2" office:value-type="float" office:value="8">
            <text:p text:style-name="P2">8</text:p>
          </table:table-cell>
          <table:table-cell table:style-name="RowStyledTable.E2" office:value-type="float" office:value="21">
            <text:p text:style-name="P2">21</text:p>
          </table:table-cell>
        </table:table-row>
        <table:table-row>
          <table:table-cell table:style-name="RowStyledTable.A2" office:value-type="string">
            <text:p text:style-name="P2">Mid</text:p>
          </table:table-cell>
          <table:table-cell table:style-name="RowStyledTable.B3" office:value-type="date" office:date-value="1900-01-10">
            <text:p text:style-name="P2">01/10/00</text:p>
          </table:table-cell>
          <table:table-cell table:style-name="RowStyledTable.B3" office:value-type="date" office:date-value="1900-01-11">
            <text:p text:style-name="P2">01/11/00</text:p>
          </table:table-cell>
          <table:table-cell table:style-name="RowStyledTable.B3" office:value-type="date" office:date-value="1900-01-12">
            <text:p text:style-name="P2">01/12/00</text:p>
          </table:table-cell>
          <table:table-cell table:style-name="RowStyledTable.E2" office:value-type="float" office:value="36">
            <text:p text:style-name="P2">36</text:p>
          </table:table-cell>
        </table:table-row>
        <table:table-row>
          <table:table-cell table:style-name="RowStyledTable.A2" office:value-type="string">
            <text:p text:style-name="P2">South</text:p>
          </table:table-cell>
          <table:table-cell table:style-name="RowStyledTable.B2" office:value-type="float" office:value="16">
            <text:p text:style-name="P2">16</text:p>
          </table:table-cell>
          <table:table-cell table:style-name="RowStyledTable.B2" office:value-type="float" office:value="17">
            <text:p text:style-name="P2">17</text:p>
          </table:table-cell>
          <table:table-cell table:style-name="RowStyledTable.B2" office:value-type="float" office:value="18">
            <text:p text:style-name="P2">18</text:p>
          </table:table-cell>
          <table:table-cell table:style-name="RowStyledTable.E2" office:value-type="float" office:value="51">
            <text:p text:style-name="P2">51</text:p>
          </table:table-cell>
        </table:table-row>
        <table:table-row>
          <table:table-cell table:style-name="RowStyledTable.A5" office:value-type="string">
            <text:p text:style-name="P3">Sum</text:p>
          </table:table-cell>
          <table:table-cell table:style-name="RowStyledTable.B5" office:value-type="float" office:value="33">
            <text:p text:style-name="P2">33</text:p>
          </table:table-cell>
          <table:table-cell table:style-name="RowStyledTable.B5" office:value-type="float" office:value="36">
            <text:p text:style-name="P2">36</text:p>
          </table:table-cell>
          <table:table-cell table:style-name="RowStyledTable.B5" office:value-type="float" office:value="39">
            <text:p text:style-name="P2">39</text:p>
          </table:table-cell>
          <table:table-cell table:style-name="RowStyledTable.E5" office:value-type="float" office:value="108">
            <text:p text:style-name="P4">108</text:p>
          </table:table-cell>
        </table:table-row>
      </table:table>
      <text:p text:style-name="Default_20_Text"/>
      <table:table table:name="ColumnStyledTable" table:style-name="ColumnStyledTable">
        <table:table-column table:style-name="ColumnStyledTable.A"/>
        <table:table-column table:style-name="ColumnStyledTable.A"/>
        <table:table-column table:style-name="ColumnStyledTable.A"/>
        <table:table-column table:style-name="ColumnStyledTable.A"/>
        <table:table-column table:style-name="ColumnStyledTable.A"/>
        <table:table-row>
          <table:table-cell table:style-name="ColumnStyledTable.A1" office:value-type="string">
            <text:p text:style-name="P1">Head</text:p>
          </table:table-cell>
          <table:table-cell table:style-name="ColumnStyledTable.B1" office:value-type="string">
            <text:p text:style-name="P2">Jan</text:p>
          </table:table-cell>
          <table:table-cell table:style-name="ColumnStyledTable.B1" office:value-type="string">
            <text:p text:style-name="P2">Feb</text:p>
          </table:table-cell>
          <table:table-cell table:style-name="ColumnStyledTable.B1" office:value-type="string">
            <text:p text:style-name="P2">Mar</text:p>
          </table:table-cell>
          <table:table-cell table:style-name="ColumnStyledTable.E1" office:value-type="string">
            <text:p text:style-name="P5">Sum</text:p>
          </table:table-cell>
        </table:table-row>
        <table:table-row>
          <table:table-cell table:style-name="ColumnStyledTable.A2" office:value-type="string">
            <text:p text:style-name="P2">North</text:p>
          </table:table-cell>
          <table:table-cell table:style-name="ColumnStyledTable.B2" office:value-type="float" office:value="6">
            <text:p text:style-name="P2">6</text:p>
          </table:table-cell>
          <table:table-cell table:style-name="ColumnStyledTable.C2" office:value-type="time" office:time-value="PT168H00M00S">
            <text:p text:style-name="P2">12:00:00 AM</text:p>
          </table:table-cell>
          <table:table-cell table:style-name="ColumnStyledTable.B2" office:value-type="float" office:value="8">
            <text:p text:style-name="P2">8</text:p>
          </table:table-cell>
          <table:table-cell table:style-name="ColumnStyledTable.E2" office:value-type="float" office:value="21">
            <text:p text:style-name="P2">21</text:p>
          </table:table-cell>
        </table:table-row>
        <table:table-row>
          <table:table-cell table:style-name="ColumnStyledTable.A2" office:value-type="string">
            <text:p text:style-name="P2">Mid</text:p>
          </table:table-cell>
          <table:table-cell table:style-name="ColumnStyledTable.B2" office:value-type="float" office:value="11">
            <text:p text:style-name="P2">11</text:p>
          </table:table-cell>
          <table:table-cell table:style-name="ColumnStyledTable.C2" office:value-type="time" office:time-value="PT288H00M00S">
            <text:p text:style-name="P2">12:00:00 AM</text:p>
          </table:table-cell>
          <table:table-cell table:style-name="ColumnStyledTable.B2" office:value-type="float" office:value="13">
            <text:p text:style-name="P2">13</text:p>
          </table:table-cell>
          <table:table-cell table:style-name="ColumnStyledTable.E2" office:value-type="float" office:value="36">
            <text:p text:style-name="P2">36</text:p>
          </table:table-cell>
        </table:table-row>
        <table:table-row>
          <table:table-cell table:style-name="ColumnStyledTable.A2" office:value-type="string">
            <text:p text:style-name="P2">South</text:p>
          </table:table-cell>
          <table:table-cell table:style-name="ColumnStyledTable.B2" office:value-type="float" office:value="16">
            <text:p text:style-name="P2">16</text:p>
          </table:table-cell>
          <table:table-cell table:style-name="ColumnStyledTable.C2" office:value-type="time" office:time-value="PT408H00M00S">
            <text:p text:style-name="P2">12:00:00 AM</text:p>
          </table:table-cell>
          <table:table-cell table:style-name="ColumnStyledTable.B2" office:value-type="float" office:value="18">
            <text:p text:style-name="P2">18</text:p>
          </table:table-cell>
          <table:table-cell table:style-name="ColumnStyledTable.E2" office:value-type="float" office:value="51">
            <text:p text:style-name="P2">51</text:p>
          </table:table-cell>
        </table:table-row>
        <table:table-row>
          <table:table-cell table:style-name="ColumnStyledTable.A5" office:value-type="string">
            <text:p text:style-name="P3">Sum</text:p>
          </table:table-cell>
          <table:table-cell table:style-name="ColumnStyledTable.B5" office:value-type="float" office:value="33">
            <text:p text:style-name="P2">33</text:p>
          </table:table-cell>
          <table:table-cell table:style-name="ColumnStyledTable.B5" office:value-type="float" office:value="36">
            <text:p text:style-name="P2">36</text:p>
          </table:table-cell>
          <table:table-cell table:style-name="ColumnStyledTable.B5" office:value-type="float" office:value="39">
            <text:p text:style-name="P2">39</text:p>
          </table:table-cell>
          <table:table-cell table:style-name="ColumnStyledTable.E5" office:value-type="float" office:value="108">
            <text:p text:style-name="P4">108</text:p>
          </table:table-cell>
        </table:table-row>
      </table:table>
      <text:p text:style-name="Default_20_Text"/>
      <table:table table:name="RowStyledEmptyTable" table:style-name="RowStyledEmptyTable">
        <table:table-column table:style-name="RowStyledEmptyTable.A"/>
        <table:table-column table:style-name="RowStyledEmptyTable.A"/>
        <table:table-column table:style-name="RowStyledEmptyTable.A"/>
        <table:table-column table:style-name="RowStyledEmptyTable.A"/>
        <table:table-column table:style-name="RowStyledEmptyTable.A"/>
        <table:table-row>
          <table:table-cell table:style-name="RowStyledEmptyTable.A1" office:value-type="string">
            <text:p text:style-name="P1"/>
          </table:table-cell>
          <table:table-cell table:style-name="RowStyledEmptyTable.B1" office:value-type="string">
            <text:p text:style-name="P2"/>
          </table:table-cell>
          <table:table-cell table:style-name="RowStyledEmptyTable.B1" office:value-type="string">
            <text:p text:style-name="P2"/>
          </table:table-cell>
          <table:table-cell table:style-name="RowStyledEmptyTable.B1" office:value-type="string">
            <text:p text:style-name="P2"/>
          </table:table-cell>
          <table:table-cell table:style-name="RowStyledEmptyTable.E1" office:value-type="string">
            <text:p text:style-name="P5"/>
          </table:table-cell>
        </table:table-row>
        <table:table-row>
          <table:table-cell table:style-name="RowStyledEmptyTable.A2" office:value-type="string">
            <text:p text:style-name="P2"/>
          </table:table-cell>
          <table:table-cell table:style-name="RowStyledEmptyTable.B2">
            <text:p text:style-name="P2"/>
          </table:table-cell>
          <table:table-cell table:style-name="RowStyledEmptyTable.B2">
            <text:p text:style-name="P2"/>
          </table:table-cell>
          <table:table-cell table:style-name="RowStyledEmptyTable.B2">
            <text:p text:style-name="P2"/>
          </table:table-cell>
          <table:table-cell table:style-name="RowStyledEmptyTable.E2">
            <text:p text:style-name="P2"/>
          </table:table-cell>
        </table:table-row>
        <table:table-row>
          <table:table-cell table:style-name="RowStyledEmptyTable.A2" office:value-type="string">
            <text:p text:style-name="P2"/>
          </table:table-cell>
          <table:table-cell table:style-name="RowStyledEmptyTable.B3">
            <text:p text:style-name="P2"/>
          </table:table-cell>
          <table:table-cell table:style-name="RowStyledEmptyTable.B3">
            <text:p text:style-name="P2"/>
          </table:table-cell>
          <table:table-cell table:style-name="RowStyledEmptyTable.B3">
            <text:p text:style-name="P2"/>
          </table:table-cell>
          <table:table-cell table:style-name="RowStyledEmptyTable.E2">
            <text:p text:style-name="P2"/>
          </table:table-cell>
        </table:table-row>
        <table:table-row>
          <table:table-cell table:style-name="RowStyledEmptyTable.A2" office:value-type="string">
            <text:p text:style-name="P2"/>
          </table:table-cell>
          <table:table-cell table:style-name="RowStyledEmptyTable.B2">
            <text:p text:style-name="P2"/>
          </table:table-cell>
          <table:table-cell table:style-name="RowStyledEmptyTable.B2">
            <text:p text:style-name="P2"/>
          </table:table-cell>
          <table:table-cell table:style-name="RowStyledEmptyTable.B2">
            <text:p text:style-name="P2"/>
          </table:table-cell>
          <table:table-cell table:style-name="RowStyledEmptyTable.E2">
            <text:p text:style-name="P2"/>
          </table:table-cell>
        </table:table-row>
        <table:table-row>
          <table:table-cell table:style-name="RowStyledEmptyTable.A5" office:value-type="string">
            <text:p text:style-name="P3"/>
          </table:table-cell>
          <table:table-cell table:style-name="RowStyledEmptyTable.B5">
            <text:p text:style-name="P2"/>
          </table:table-cell>
          <table:table-cell table:style-name="RowStyledEmptyTable.B5">
            <text:p text:style-name="P2"/>
          </table:table-cell>
          <table:table-cell table:style-name="RowStyledEmptyTable.B5">
            <text:p text:style-name="P2"/>
          </table:table-cell>
          <table:table-cell table:style-name="RowStyledEmptyTable.E5">
            <text:p text:style-name="P4"/>
          </table:table-cell>
        </table:table-row>
      </table:table>
      <text:p text:style-name="Default_20_Text"/>
      <text:p text:style-name="Default_20_Text"/>
      <table:table table:name="ColumnStyledEmptyTable" table:style-name="ColumnStyledEmptyTable">
        <table:table-column table:style-name="ColumnStyledEmptyTable.A"/>
        <table:table-column table:style-name="ColumnStyledEmptyTable.A"/>
        <table:table-column table:style-name="ColumnStyledEmptyTable.A"/>
        <table:table-column table:style-name="ColumnStyledEmptyTable.A"/>
        <table:table-column table:style-name="ColumnStyledEmptyTable.A"/>
        <table:table-row>
          <table:table-cell table:style-name="ColumnStyledEmptyTable.A1" office:value-type="string">
            <text:p text:style-name="P1"/>
          </table:table-cell>
          <table:table-cell table:style-name="ColumnStyledEmptyTable.B1" office:value-type="string">
            <text:p text:style-name="P2"/>
          </table:table-cell>
          <table:table-cell table:style-name="ColumnStyledEmptyTable.B1" office:value-type="string">
            <text:p text:style-name="P2"/>
          </table:table-cell>
          <table:table-cell table:style-name="ColumnStyledEmptyTable.B1" office:value-type="string">
            <text:p text:style-name="P2"/>
          </table:table-cell>
          <table:table-cell table:style-name="ColumnStyledEmptyTable.E1" office:value-type="string">
            <text:p text:style-name="P5"/>
          </table:table-cell>
        </table:table-row>
        <table:table-row>
          <table:table-cell table:style-name="ColumnStyledEmptyTable.A2" office:value-type="string">
            <text:p text:style-name="P2"/>
          </table:table-cell>
          <table:table-cell table:style-name="ColumnStyledEmptyTable.B2">
            <text:p text:style-name="P2"/>
          </table:table-cell>
          <table:table-cell table:style-name="ColumnStyledEmptyTable.C2">
            <text:p text:style-name="P2"/>
          </table:table-cell>
          <table:table-cell table:style-name="ColumnStyledEmptyTable.B2">
            <text:p text:style-name="P2"/>
          </table:table-cell>
          <table:table-cell table:style-name="ColumnStyledEmptyTable.E2">
            <text:p text:style-name="P2"/>
          </table:table-cell>
        </table:table-row>
        <table:table-row>
          <table:table-cell table:style-name="ColumnStyledEmptyTable.A2" office:value-type="string">
            <text:p text:style-name="P2"/>
          </table:table-cell>
          <table:table-cell table:style-name="ColumnStyledEmptyTable.B2">
            <text:p text:style-name="P2"/>
          </table:table-cell>
          <table:table-cell table:style-name="ColumnStyledEmptyTable.C2">
            <text:p text:style-name="P2"/>
          </table:table-cell>
          <table:table-cell table:style-name="ColumnStyledEmptyTable.B2">
            <text:p text:style-name="P2"/>
          </table:table-cell>
          <table:table-cell table:style-name="ColumnStyledEmptyTable.E2">
            <text:p text:style-name="P2"/>
          </table:table-cell>
        </table:table-row>
        <table:table-row>
          <table:table-cell table:style-name="ColumnStyledEmptyTable.A2" office:value-type="string">
            <text:p text:style-name="P2"/>
          </table:table-cell>
          <table:table-cell table:style-name="ColumnStyledEmptyTable.B2">
            <text:p text:style-name="P2"/>
          </table:table-cell>
          <table:table-cell table:style-name="ColumnStyledEmptyTable.C2">
            <text:p text:style-name="P2"/>
          </table:table-cell>
          <table:table-cell table:style-name="ColumnStyledEmptyTable.B2">
            <text:p text:style-name="P2"/>
          </table:table-cell>
          <table:table-cell table:style-name="ColumnStyledEmptyTable.E2">
            <text:p text:style-name="P2"/>
          </table:table-cell>
        </table:table-row>
        <table:table-row>
          <table:table-cell table:style-name="ColumnStyledEmptyTable.A5" office:value-type="string">
            <text:p text:style-name="P3"/>
          </table:table-cell>
          <table:table-cell table:style-name="ColumnStyledEmptyTable.B5">
            <text:p text:style-name="P2"/>
          </table:table-cell>
          <table:table-cell table:style-name="ColumnStyledEmptyTable.B5">
            <text:p text:style-name="P2"/>
          </table:table-cell>
          <table:table-cell table:style-name="ColumnStyledEmptyTable.B5">
            <text:p text:style-name="P2"/>
          </table:table-cell>
          <table:table-cell table:style-name="ColumnStyledEmptyTable.E5">
            <text:p text:style-name="P4"/>
          </table:table-cell>
        </table:table-row>
      </table:table>
      <text:p text:style-name="Default_20_Text"/>
      <text:p text:style-name="Default_20_Text"/>
      <table:table table:name="TableR4C3" table:style-name="TableR4C3">
        <table:table-column table:style-name="TableR4C3.A"/>
        <table:table-column table:style-name="TableR4C3.A"/>
        <table:table-column table:style-name="TableR4C3.A"/>
        <table:table-row>
          <table:table-cell table:style-name="TableR4C3.A1" office:value-type="string">
            <text:p text:style-name="P1"/>
          </table:table-cell>
          <table:table-cell table:style-name="TableR4C3.B1" office:value-type="string">
            <text:p text:style-name="P2"/>
          </table:table-cell>
          <table:table-cell table:style-name="TableR4C3.C1" office:value-type="string">
            <text:p text:style-name="P5"/>
          </table:table-cell>
        </table:table-row>
        <table:table-row>
          <table:table-cell table:style-name="TableR4C3.A2" office:value-type="string">
            <text:p text:style-name="P2"/>
          </table:table-cell>
          <table:table-cell table:style-name="TableR4C3.B2">
            <text:p text:style-name="P2"/>
          </table:table-cell>
          <table:table-cell table:style-name="TableR4C3.C2">
            <text:p text:style-name="P2"/>
          </table:table-cell>
        </table:table-row>
        <table:table-row>
          <table:table-cell table:style-name="TableR4C3.A2" office:value-type="string">
            <text:p text:style-name="P2"/>
          </table:table-cell>
          <table:table-cell table:style-name="TableR4C3.B3">
            <text:p text:style-name="P2"/>
          </table:table-cell>
          <table:table-cell table:style-name="TableR4C3.C2">
            <text:p text:style-name="P2"/>
          </table:table-cell>
        </table:table-row>
        <table:table-row>
          <table:table-cell table:style-name="TableR4C3.A4" office:value-type="string">
            <text:p text:style-name="P3"/>
          </table:table-cell>
          <table:table-cell table:style-name="TableR4C3.B4">
            <text:p text:style-name="P2"/>
          </table:table-cell>
          <table:table-cell table:style-name="TableR4C3.C4">
            <text:p text:style-name="P4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17T16:18:23.72</meta:creation-date>
    <dc:date>2012-08-17T17:25:23.20</dc:date>
    <meta:editing-duration>PT00H05M50S</meta:editing-duration>
    <meta:editing-cycles>4</meta:editing-cycles>
    <meta:generator>IBM_Lotus_Symphony/3.0$Win32 OpenOffice.org_project/310m11$Build-9399</meta:generator>
    <meta:document-statistic meta:table-count="5" meta:image-count="0" meta:object-count="0" meta:page-count="2" meta:paragraph-count="50" meta:word-count="53" meta:character-count="170"/>
    <meta:user-defined meta:name="Info 1"/>
    <meta:user-defined meta:name="Info 2"/>
    <meta:user-defined meta:name="Info 3"/>
    <meta:user-defined meta:name="Info 4"/>
  </office:meta>
</office:document-meta>
</file>